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2">
      <style:text-properties fo:font-size="6pt" style:font-size-asian="5.25pt" style:font-size-complex="6pt"/>
    </style:style>
    <style:style style:name="P130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3">
      <style:text-properties fo:font-size="6pt" style:font-size-asian="5.25pt" style:font-size-complex="6pt"/>
    </style:style>
    <style:style style:name="P132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W BREAKTHROUGH IDEAS</text:h>
      <text:h text:style-name="P2" text:outline-level="2">Israeli Company Name + Mobileye Partnership + HR-as-Uber Revenue Model</text:h>
      <text:p text:style-name="P3"/>
      <text:h text:style-name="P2" text:outline-level="2">IDEA 1: CATCHY COMPANY NAME (Like "Google")</text:h>
      <text:p text:style-name="P4"><text:span text:style-name="Strong_20_Emphasis">Current name:</text:span> HRAIMN (too technical, hard to say)</text:p>
      <text:p text:style-name="P4"><text:span text:style-name="Strong_20_Emphasis">Need:</text:span> Something catchy, memorable, easy to say - like "Google" was for search</text:p>
      <text:h text:style-name="P5" text:outline-level="3">ISRAELI DIVISION NAME IDEAS:</text:h>
      <text:p text:style-name="P4"><text:span text:style-name="Strong_20_Emphasis">Option 1: AVATAR</text:span></text:p>
      <text:list text:style-name="L1">
        <text:list-item>
          <text:p text:style-name="P6">Meaning: Like the movie - physical body controlled by intelligence </text:p>
        </text:list-item>
        <text:list-item>
          <text:p text:style-name="P6">Easy to say, remember, spell </text:p>
        </text:list-item>
        <text:list-item>
          <text:p text:style-name="P6">Global recognition </text:p>
        </text:list-item>
        <text:list-item>
          <text:p text:style-name="P6">Tech + sci-fi association </text:p>
        </text:list-item>
        <text:list-item>
          <text:p text:style-name="P7"><text:span text:style-name="Strong_20_Emphasis">HR = Avatar for AI intelligence</text:span> </text:p>
        </text:list-item>
      </text:list>
      <text:p text:style-name="P4"><text:span text:style-name="Strong_20_Emphasis">Option 2: NOVA</text:span></text:p>
      <text:list text:style-name="L2">
        <text:list-item>
          <text:p text:style-name="P8">Meaning: New star, explosion of light (Hebrew connection: נובה) </text:p>
        </text:list-item>
        <text:list-item>
          <text:p text:style-name="P8">Short, powerful, memorable </text:p>
        </text:list-item>
        <text:list-item>
          <text:p text:style-name="P8">Tech industry loves it (already used but in different contexts) </text:p>
        </text:list-item>
        <text:list-item>
          <text:p text:style-name="P9">Represents breakthrough innovation </text:p>
        </text:list-item>
      </text:list>
      <text:p text:style-name="P4"><text:span text:style-name="Strong_20_Emphasis">Option 3: NEXUS</text:span></text:p>
      <text:list text:style-name="L3">
        <text:list-item>
          <text:p text:style-name="P10">Meaning: Connection point, center, link </text:p>
        </text:list-item>
        <text:list-item>
          <text:p text:style-name="P10">HR = Nexus between AI and physical world </text:p>
        </text:list-item>
        <text:list-item>
          <text:p text:style-name="P10">Sounds tech-forward </text:p>
        </text:list-item>
        <text:list-item>
          <text:p text:style-name="P11">Easy internationally </text:p>
        </text:list-item>
      </text:list>
      <text:p text:style-name="P4"><text:span text:style-name="Strong_20_Emphasis">Option 4: GOLEM</text:span></text:p>
      <text:list text:style-name="L4">
        <text:list-item>
          <text:p text:style-name="P12">Meaning: Jewish legend - clay figure brought to life </text:p>
        </text:list-item>
        <text:list-item>
          <text:p text:style-name="P12">Cultural significance (Israel loves this) </text:p>
        </text:list-item>
        <text:list-item>
          <text:p text:style-name="P12">Perfect metaphor for humanoid robots </text:p>
        </text:list-item>
        <text:list-item>
          <text:p text:style-name="P13">Unique, ownable </text:p>
        </text:list-item>
      </text:list>
      <text:p text:style-name="P4"><text:span text:style-name="Strong_20_Emphasis">Option 5: PILOT</text:span></text:p>
      <text:list text:style-name="L5">
        <text:list-item>
          <text:p text:style-name="P14">Simple, clear, actionable </text:p>
        </text:list-item>
        <text:list-item>
          <text:p text:style-name="P14">"Pilot your robot" (natural language) </text:p>
        </text:list-item>
        <text:list-item>
          <text:p text:style-name="P14">Works in every language </text:p>
        </text:list-item>
        <text:list-item>
          <text:p text:style-name="P15">Not taken in robotics space </text:p>
        </text:list-item>
      </text:list>
      <text:p text:style-name="P4"><text:span text:style-name="Strong_20_Emphasis">Option 6: CORTEX</text:span></text:p>
      <text:list text:style-name="L6">
        <text:list-item>
          <text:p text:style-name="P16">Meaning: Brain/control center </text:p>
        </text:list-item>
        <text:list-item>
          <text:p text:style-name="P16">HOS = The cortex (brain) of the robot </text:p>
        </text:list-item>
        <text:list-item>
          <text:p text:style-name="P16">Tech-sounding, memorable </text:p>
        </text:list-item>
        <text:list-item>
          <text:p text:style-name="P17">Professional </text:p>
        </text:list-item>
      </text:list>
      <text:p text:style-name="P4"><text:span text:style-name="Strong_20_Emphasis">MY RECOMMENDATION: "AVATAR" or "GOLEM"</text:span></text:p>
      <text:p text:style-name="P4"><text:span text:style-name="Strong_20_Emphasis">Why AVATAR:</text:span></text:p>
      <text:list text:style-name="L7">
        <text:list-item>
          <text:p text:style-name="P18">Everyone knows Avatar movie </text:p>
        </text:list-item>
        <text:list-item>
          <text:p text:style-name="P18">Perfect metaphor (body controlled by mind from distance) </text:p>
        </text:list-item>
        <text:list-item>
          <text:p text:style-name="P18">Catchy, memorable, easy to spell </text:p>
        </text:list-item>
        <text:list-item>
          <text:p text:style-name="P19"><text:span text:style-name="Strong_20_Emphasis">"Avatar Robotics" = instant brand recognition</text:span> </text:p>
        </text:list-item>
      </text:list>
      <text:p text:style-name="P4"><text:span text:style-name="Strong_20_Emphasis">Why GOLEM:</text:span></text:p>
      <text:list text:style-name="L8">
        <text:list-item>
          <text:p text:style-name="P20">Deeply Israeli (Jewish folklore) </text:p>
        </text:list-item>
        <text:list-item>
          <text:p text:style-name="P20">Perfect story (clay figure brought to life = robot) </text:p>
        </text:list-item>
        <text:list-item>
          <text:p text:style-name="P20">Unique positioning (nobody else can own this culturally) </text:p>
        </text:list-item>
        <text:list-item>
          <text:p text:style-name="P21"><text:span text:style-name="Strong_20_Emphasis">"Golem Technologies" = distinctive, memorable</text:span> </text:p>
        </text:list-item>
      </text:list>
      <text:p text:style-name="P4"><text:span text:style-name="Strong_20_Emphasis">For Israeli division:</text:span></text:p>
      <text:list text:style-name="L9">
        <text:list-item>
          <text:p text:style-name="P22">US: HOS (Humanoid Operating System) </text:p>
        </text:list-item>
        <text:list-item>
          <text:p text:style-name="P23">Israel: <text:span text:style-name="Strong_20_Emphasis">Avatar Robotics</text:span> or <text:span text:style-name="Strong_20_Emphasis">Golem Technologies</text:span> </text:p>
        </text:list-item>
      </text:list>
      <text:p text:style-name="P3"/>
      <text:h text:style-name="P2" text:outline-level="2"><text:soft-page-break/>IDEA 2: MOBILEYE PARTNERSHIP STRATEGY</text:h>
      <text:p text:style-name="P4"><text:span text:style-name="Strong_20_Emphasis">Context:</text:span> When we have working HOS, Israeli division approaches Mobileye</text:p>
      <text:h text:style-name="P5" text:outline-level="3">Why Mobileye Is PERFECT Partner:</text:h>
      <text:p text:style-name="P4"><text:span text:style-name="Strong_20_Emphasis">Mobileye's Strengths:</text:span></text:p>
      <text:list text:style-name="L10">
        <text:list-item>
          <text:p text:style-name="P24">World leader in autonomous driving (Intel-owned, $15B+ acquisition) </text:p>
        </text:list-item>
        <text:list-item>
          <text:p text:style-name="P24">Israeli company (cultural fit, government connections) </text:p>
        </text:list-item>
        <text:list-item>
          <text:p text:style-name="P24">Advanced perception systems (cameras, sensors, AI) </text:p>
        </text:list-item>
        <text:list-item>
          <text:p text:style-name="P24">Manufacturing partnerships (every major car manufacturer) </text:p>
        </text:list-item>
        <text:list-item>
          <text:p text:style-name="P25"><text:span text:style-name="Strong_20_Emphasis">They make cars drive themselves - we need HR to drive cars</text:span> </text:p>
        </text:list-item>
      </text:list>
      <text:p text:style-name="P4"><text:span text:style-name="Strong_20_Emphasis">Our Needs:</text:span></text:p>
      <text:list text:style-name="L11">
        <text:list-item>
          <text:p text:style-name="P26">HR Driver application (robots driving cars) </text:p>
        </text:list-item>
        <text:list-item>
          <text:p text:style-name="P26">Autonomous navigation technology </text:p>
        </text:list-item>
        <text:list-item>
          <text:p text:style-name="P26">Sensor integration (cameras, LIDAR, radar) </text:p>
        </text:list-item>
        <text:list-item>
          <text:p text:style-name="P27">Safety validation (critical for public roads) </text:p>
        </text:list-item>
      </text:list>
      <text:p text:style-name="P4"><text:span text:style-name="Strong_20_Emphasis">Perfect fit:</text:span> Their autonomous driving tech + Our humanoid platform = HR Driver</text:p>
      <text:h text:style-name="P5" text:outline-level="3">Three Partnership Models:</text:h>
      <text:p text:style-name="P3"/>
      <text:h text:style-name="P5" text:outline-level="3">MODEL A: JOINT VENTURE (50/50 Ownership)</text:h>
      <text:p text:style-name="P4"><text:span text:style-name="Strong_20_Emphasis">Structure:</text:span></text:p>
      <text:list text:style-name="L12">
        <text:list-item>
          <text:p text:style-name="P28">New company: "Avatar Drive" or "Golem Drive" </text:p>
        </text:list-item>
        <text:list-item>
          <text:p text:style-name="P28">Ownership: 50% Avatar/Golem (us), 50% Mobileye </text:p>
        </text:list-item>
        <text:list-item>
          <text:p text:style-name="P29">Capitalization: Both contribute technology, not cash </text:p>
        </text:list-item>
      </text:list>
      <text:p text:style-name="P4"><text:span text:style-name="Strong_20_Emphasis">What We Contribute:</text:span></text:p>
      <text:list text:style-name="L13">
        <text:list-item>
          <text:p text:style-name="P30">HOS platform (operating system) </text:p>
        </text:list-item>
        <text:list-item>
          <text:p text:style-name="P30">Humanoid control system (robot operates steering wheel/pedals) </text:p>
        </text:list-item>
        <text:list-item>
          <text:p text:style-name="P30">Natural language interface (talk to car) </text:p>
        </text:list-item>
        <text:list-item>
          <text:p text:style-name="P31">Customer relationships (HR owners) </text:p>
        </text:list-item>
      </text:list>
      <text:p text:style-name="P4"><text:span text:style-name="Strong_20_Emphasis">What Mobileye Contributes:</text:span></text:p>
      <text:list text:style-name="L14">
        <text:list-item>
          <text:p text:style-name="P32">Autonomous driving algorithms (perception, planning, control) </text:p>
        </text:list-item>
        <text:list-item>
          <text:p text:style-name="P32">Sensor technology (cameras, processing) </text:p>
        </text:list-item>
        <text:list-item>
          <text:p text:style-name="P32">Safety validation (regulatory approvals) </text:p>
        </text:list-item>
        <text:list-item>
          <text:p text:style-name="P33">Car manufacturer relationships </text:p>
        </text:list-item>
      </text:list>
      <text:p text:style-name="P4"><text:span text:style-name="Strong_20_Emphasis">Revenue Split:</text:span></text:p>
      <text:list text:style-name="L15">
        <text:list-item>
          <text:p text:style-name="P34">Joint venture sells "HR Driver" software: $5,000-10,000 per car </text:p>
        </text:list-item>
        <text:list-item>
          <text:p text:style-name="P34">Revenue split 50/50 </text:p>
        </text:list-item>
        <text:list-item>
          <text:p text:style-name="P35"><text:span text:style-name="Strong_20_Emphasis">Both companies profit from every HR that drives</text:span> </text:p>
        </text:list-item>
      </text:list>
      <text:p text:style-name="P4"><text:span text:style-name="Strong_20_Emphasis">Why Mobileye Agrees:</text:span></text:p>
      <text:list text:style-name="L16">
        <text:list-item>
          <text:p text:style-name="P36">New revenue stream (HR Driver market separate from traditional autonomous cars) </text:p>
        </text:list-item>
        <text:list-item>
          <text:p text:style-name="P36">Technology validation (if HR can drive, their tech works) </text:p>
        </text:list-item>
        <text:list-item>
          <text:p text:style-name="P36">Strategic hedge (if humanoids take off, they're part of it) </text:p>
        </text:list-item>
        <text:list-item>
          <text:p text:style-name="P37">Israeli ecosystem (support fellow Israeli company) </text:p>
        </text:list-item>
      </text:list>
      <text:p text:style-name="P4"><text:span text:style-name="Strong_20_Emphasis">Timeline:</text:span></text:p>
      <text:list text:style-name="L17">
        <text:list-item>
          <text:p text:style-name="P38">Year 2-3: Approach Mobileye with working HOS prototype </text:p>
        </text:list-item>
        <text:list-item>
          <text:p text:style-name="P38">Year 3: Sign JV agreement </text:p>
        </text:list-item>
        <text:list-item>
          <text:p text:style-name="P38">Year 3-4: Integrate technologies, test extensively </text:p>
        </text:list-item>
        <text:list-item>
          <text:p text:style-name="P38">Year 4-5: Launch HR Driver commercially </text:p>
        </text:list-item>
        <text:list-item>
          <text:p text:style-name="P39">Year 5+: Scale rapidly (millions of HR owners want driving capability) </text:p>
        </text:list-item>
      </text:list>
      <text:p text:style-name="P3"/>
      <text:h text:style-name="P5" text:outline-level="3">MODEL B: CONSULTING ARRANGEMENT (We Pay Fees)</text:h>
      <text:p text:style-name="P4"><text:span text:style-name="Strong_20_Emphasis">Structure:</text:span></text:p>
      <text:list text:style-name="L18">
        <text:list-item>
          <text:p text:style-name="P40">Mobileye provides consulting/licensing </text:p>
        </text:list-item>
        <text:list-item>
          <text:p text:style-name="P40">We pay $5-10M upfront + royalties per unit </text:p>
        </text:list-item>
        <text:list-item>
          <text:p text:style-name="P41">We own the integrated solution </text:p>
        </text:list-item>
      </text:list>
      <text:p text:style-name="P4"><text:span text:style-name="Strong_20_Emphasis">What We Get:</text:span></text:p>
      <text:list text:style-name="L19">
        <text:list-item>
          <text:p text:style-name="P42">Access to Mobileye driving algorithms (licensed) </text:p>
        </text:list-item>
        <text:list-item>
          <text:p text:style-name="P42">Technical consulting (their engineers train ours) </text:p>
        </text:list-item>
        <text:list-item>
          <text:p text:style-name="P42">Sensor recommendations (which cameras/LIDAR to use) </text:p>
        </text:list-item>
        <text:list-item>
          <text:p text:style-name="P43"><text:soft-page-break/>Safety testing support (validation process) </text:p>
        </text:list-item>
      </text:list>
      <text:p text:style-name="P4"><text:span text:style-name="Strong_20_Emphasis">What We Pay:</text:span></text:p>
      <text:list text:style-name="L20">
        <text:list-item>
          <text:p text:style-name="P44">Upfront fee: $5-10M (for technology access and training) </text:p>
        </text:list-item>
        <text:list-item>
          <text:p text:style-name="P44">Per-unit royalty: $500-1,000 per HR Driver sold </text:p>
        </text:list-item>
        <text:list-item>
          <text:p text:style-name="P45"><text:span text:style-name="Strong_20_Emphasis">We control product, they earn from licensing</text:span> </text:p>
        </text:list-item>
      </text:list>
      <text:p text:style-name="P4"><text:span text:style-name="Strong_20_Emphasis">Why Mobileye Agrees:</text:span></text:p>
      <text:list text:style-name="L21">
        <text:list-item>
          <text:p text:style-name="P46">Low-risk revenue (consulting fees + royalties, no equity) </text:p>
        </text:list-item>
        <text:list-item>
          <text:p text:style-name="P46">Validates their technology in new market </text:p>
        </text:list-item>
        <text:list-item>
          <text:p text:style-name="P46">Maintains focus on core business (car manufacturers) </text:p>
        </text:list-item>
        <text:list-item>
          <text:p text:style-name="P47"><text:span text:style-name="Strong_20_Emphasis">Licensing revenue with no operational burden</text:span> </text:p>
        </text:list-item>
      </text:list>
      <text:p text:style-name="P4"><text:span text:style-name="Strong_20_Emphasis">Timeline:</text:span></text:p>
      <text:list text:style-name="L22">
        <text:list-item>
          <text:p text:style-name="P48">Year 2-3: Sign consulting agreement </text:p>
        </text:list-item>
        <text:list-item>
          <text:p text:style-name="P48">Year 3: Integration work with their guidance </text:p>
        </text:list-item>
        <text:list-item>
          <text:p text:style-name="P48">Year 4: Launch HR Driver </text:p>
        </text:list-item>
        <text:list-item>
          <text:p text:style-name="P49">Year 4+: Pay royalties per unit sold </text:p>
        </text:list-item>
      </text:list>
      <text:p text:style-name="P3"/>
      <text:h text:style-name="P5" text:outline-level="3">MODEL C: ACQUISITION (They Buy Us Out)</text:h>
      <text:p text:style-name="P4"><text:span text:style-name="Strong_20_Emphasis">Structure:</text:span></text:p>
      <text:list text:style-name="L23">
        <text:list-item>
          <text:p text:style-name="P50">Mobileye (Intel) acquires Israeli division </text:p>
        </text:list-item>
        <text:list-item>
          <text:p text:style-name="P50">HR Driver becomes Mobileye product line </text:p>
        </text:list-item>
        <text:list-item>
          <text:p text:style-name="P51">We get acquisition payout </text:p>
        </text:list-item>
      </text:list>
      <text:p text:style-name="P4"><text:span text:style-name="Strong_20_Emphasis">Scenario:</text:span></text:p>
      <text:list text:style-name="L24">
        <text:list-item>
          <text:p text:style-name="P52">Year 3-4: HOS proven, HR Driver prototype working </text:p>
        </text:list-item>
        <text:list-item>
          <text:p text:style-name="P52">Mobileye sees threat/opportunity </text:p>
        </text:list-item>
        <text:list-item>
          <text:p text:style-name="P52">Intel (Mobileye's parent) has $200B+ cash </text:p>
        </text:list-item>
        <text:list-item>
          <text:p text:style-name="P53"><text:span text:style-name="Strong_20_Emphasis">Acquisition offer: $500M-2B</text:span> (depending on traction) </text:p>
        </text:list-item>
      </text:list>
      <text:p text:style-name="P4"><text:span text:style-name="Strong_20_Emphasis">Why Mobileye/Intel Buys:</text:span></text:p>
      <text:list text:style-name="L25">
        <text:list-item>
          <text:p text:style-name="P54">Strategic defense (prevent competitors from having robot drivers) </text:p>
        </text:list-item>
        <text:list-item>
          <text:p text:style-name="P54">New market entry (humanoid robotics, not just cars) </text:p>
        </text:list-item>
        <text:list-item>
          <text:p text:style-name="P54">Technology acquisition (HOS platform valuable beyond driving) </text:p>
        </text:list-item>
        <text:list-item>
          <text:p text:style-name="P55">Israeli government supports (keep Israeli company Israeli-owned) </text:p>
        </text:list-item>
      </text:list>
      <text:p text:style-name="P4"><text:span text:style-name="Strong_20_Emphasis">What We Get:</text:span></text:p>
      <text:list text:style-name="L26">
        <text:list-item>
          <text:p text:style-name="P56">Acquisition payout (investors get 50-250x return) </text:p>
        </text:list-item>
        <text:list-item>
          <text:p text:style-name="P56">Integration with Mobileye's autonomous tech (best-in-class) </text:p>
        </text:list-item>
        <text:list-item>
          <text:p text:style-name="P57">Intel's resources (manufacturing, sales, marketing) </text:p>
        </text:list-item>
      </text:list>
      <text:p text:style-name="P4"><text:span text:style-name="Strong_20_Emphasis">Alternative: They Buy Just HR Driver Division:</text:span></text:p>
      <text:list text:style-name="L27">
        <text:list-item>
          <text:p text:style-name="P58">We keep HOS platform (restaurant, military, other apps) </text:p>
        </text:list-item>
        <text:list-item>
          <text:p text:style-name="P58">They buy just the driving application </text:p>
        </text:list-item>
        <text:list-item>
          <text:p text:style-name="P59"><text:span text:style-name="Strong_20_Emphasis">Smaller acquisition ($200-500M) but we keep the platform</text:span> </text:p>
        </text:list-item>
      </text:list>
      <text:p text:style-name="P3"/>
      <text:h text:style-name="P5" text:outline-level="3">MY RECOMMENDATION: Start with Model B, Evolve to Model A</text:h>
      <text:p text:style-name="P4"><text:span text:style-name="Strong_20_Emphasis">Phase 1 (Year 2-3):</text:span></text:p>
      <text:list text:style-name="L28">
        <text:list-item>
          <text:p text:style-name="P60">Approach as consulting arrangement </text:p>
        </text:list-item>
        <text:list-item>
          <text:p text:style-name="P60">Pay fees, get their technology </text:p>
        </text:list-item>
        <text:list-item>
          <text:p text:style-name="P61">Low commitment from both sides </text:p>
        </text:list-item>
      </text:list>
      <text:p text:style-name="P4"><text:span text:style-name="Strong_20_Emphasis">Phase 2 (Year 3-4):</text:span></text:p>
      <text:list text:style-name="L29">
        <text:list-item>
          <text:p text:style-name="P62">If integration goes well, propose joint venture </text:p>
        </text:list-item>
        <text:list-item>
          <text:p text:style-name="P62">"Let's split the upside 50/50 instead of you just earning royalties" </text:p>
        </text:list-item>
        <text:list-item>
          <text:p text:style-name="P63"><text:span text:style-name="Strong_20_Emphasis">Upgrade relationship as trust builds</text:span> </text:p>
        </text:list-item>
      </text:list>
      <text:p text:style-name="P4"><text:span text:style-name="Strong_20_Emphasis">Phase 3 (Year 5+):</text:span></text:p>
      <text:list text:style-name="L30">
        <text:list-item>
          <text:p text:style-name="P64">If massive success, acquisition discussions possible </text:p>
        </text:list-item>
        <text:list-item>
          <text:p text:style-name="P64">But only if valuation is right ($2B+) </text:p>
        </text:list-item>
        <text:list-item>
          <text:p text:style-name="P65"><text:span text:style-name="Strong_20_Emphasis">Let them come to us with offer</text:span> </text:p>
        </text:list-item>
      </text:list>
      <text:p text:style-name="P3"/>
      <text:h text:style-name="P2" text:outline-level="2"><text:soft-page-break/>IDEA 3: HR-AS-UBER-DRIVER REVENUE MODEL 🎯💰</text:h>
      <text:p text:style-name="P4"><text:span text:style-name="Strong_20_Emphasis">THIS IS REVOLUTIONARY. THIS CHANGES EVERYTHING.</text:span></text:p>
      <text:h text:style-name="P5" text:outline-level="3">The Concept:</text:h>
      <text:p text:style-name="P4"><text:span text:style-name="Strong_20_Emphasis">Traditional:</text:span> You buy HR for $25,000. You pay cash. You own it.</text:p>
      <text:p text:style-name="P4"><text:span text:style-name="Strong_20_Emphasis">New model:</text:span> HR PAYS FOR ITSELF by being Uber driver when you don't need it.</text:p>
      <text:h text:style-name="P5" text:outline-level="3">How It Works:</text:h>
      <text:p text:style-name="P4"><text:span text:style-name="Strong_20_Emphasis">Morning:</text:span></text:p>
      <text:list text:style-name="L31">
        <text:list-item>
          <text:p text:style-name="P66">You wake up, need to go to work </text:p>
        </text:list-item>
        <text:list-item>
          <text:p text:style-name="P66">HR drives you to work (30 minutes) </text:p>
        </text:list-item>
        <text:list-item>
          <text:p text:style-name="P67">HR drops you at office entrance </text:p>
        </text:list-item>
      </text:list>
      <text:p text:style-name="P4"><text:span text:style-name="Strong_20_Emphasis">Daytime (8am-6pm):</text:span></text:p>
      <text:list text:style-name="L32">
        <text:list-item>
          <text:p text:style-name="P68">You're at work </text:p>
        </text:list-item>
        <text:list-item>
          <text:p text:style-name="P68">HR doesn't sit idle in parking lot </text:p>
        </text:list-item>
        <text:list-item>
          <text:p text:style-name="P68"><text:span text:style-name="Strong_20_Emphasis">HR becomes Uber driver</text:span> (picks up passengers, makes money) </text:p>
        </text:list-item>
        <text:list-item>
          <text:p text:style-name="P69">HR works 8-10 hours/day driving people around city </text:p>
        </text:list-item>
      </text:list>
      <text:p text:style-name="P4"><text:span text:style-name="Strong_20_Emphasis">Evening:</text:span></text:p>
      <text:list text:style-name="L33">
        <text:list-item>
          <text:p text:style-name="P70">6pm: You text HR "pick me up" </text:p>
        </text:list-item>
        <text:list-item>
          <text:p text:style-name="P70">HR finishes current Uber ride </text:p>
        </text:list-item>
        <text:list-item>
          <text:p text:style-name="P70">HR arrives at your office (10 minutes) </text:p>
        </text:list-item>
        <text:list-item>
          <text:p text:style-name="P71">HR drives you home </text:p>
        </text:list-item>
      </text:list>
      <text:p text:style-name="P4"><text:span text:style-name="Strong_20_Emphasis">Night:</text:span></text:p>
      <text:list text:style-name="L34">
        <text:list-item>
          <text:p text:style-name="P72">HR stays home (charges, maintenance) </text:p>
        </text:list-item>
        <text:list-item>
          <text:p text:style-name="P73">OR HR does night shift Uber (if you allow it) </text:p>
        </text:list-item>
      </text:list>
      <text:h text:style-name="P5" text:outline-level="3">The Economics (MIND-BLOWING):</text:h>
      <text:p text:style-name="P4"><text:span text:style-name="Strong_20_Emphasis">HR Purchase Price:</text:span> $25,000</text:p>
      <text:p text:style-name="P4"><text:span text:style-name="Strong_20_Emphasis">HR as Uber Driver Earnings:</text:span></text:p>
      <text:list text:style-name="L35">
        <text:list-item>
          <text:p text:style-name="P74">Average Uber driver: $25/hour (after Uber's cut) </text:p>
        </text:list-item>
        <text:list-item>
          <text:p text:style-name="P74">HR works 8 hours/day × 5 days/week = 40 hours/week </text:p>
        </text:list-item>
        <text:list-item>
          <text:p text:style-name="P74">40 hours × $25 = <text:span text:style-name="Strong_20_Emphasis">$1,000/week</text:span> </text:p>
        </text:list-item>
        <text:list-item>
          <text:p text:style-name="P75">$1,000/week × 52 weeks = <text:span text:style-name="Strong_20_Emphasis">$52,000/year</text:span> </text:p>
        </text:list-item>
      </text:list>
      <text:p text:style-name="P4"><text:span text:style-name="Strong_20_Emphasis">Wait... HR MAKES MORE THAN IT COSTS?!</text:span></text:p>
      <text:p text:style-name="P4"><text:span text:style-name="Strong_20_Emphasis">YES.</text:span></text:p>
      <text:p text:style-name="P4"><text:span text:style-name="Strong_20_Emphasis">Year 1:</text:span> HR earns $52,000 - $25,000 cost = <text:span text:style-name="Strong_20_Emphasis">$27,000 profit to owner</text:span></text:p>
      <text:p text:style-name="P4"><text:span text:style-name="Strong_20_Emphasis">Owner basically gets PAID $27,000 to own the robot.</text:span></text:p>
      <text:p text:style-name="P4"><text:span text:style-name="Strong_20_Emphasis">Or alternative calculation:</text:span></text:p>
      <text:p text:style-name="P4"><text:span text:style-name="Strong_20_Emphasis">If owner keeps all earnings:</text:span></text:p>
      <text:list text:style-name="L36">
        <text:list-item>
          <text:p text:style-name="P76">$52,000/year earnings </text:p>
        </text:list-item>
        <text:list-item>
          <text:p text:style-name="P76">$25,000 purchase price </text:p>
        </text:list-item>
        <text:list-item>
          <text:p text:style-name="P77"><text:span text:style-name="Strong_20_Emphasis">Pays for itself in 6 months</text:span> (0.48 years) </text:p>
        </text:list-item>
      </text:list>
      <text:p text:style-name="P4"><text:span text:style-name="Strong_20_Emphasis">After 6 months, it's pure profit.</text:span></text:p>
      <text:p text:style-name="P3"/>
      <text:h text:style-name="P5" text:outline-level="3">The Financing Model:</text:h>
      <text:p text:style-name="P4"><text:span text:style-name="Strong_20_Emphasis">Traditional Car Loan:</text:span></text:p>
      <text:list text:style-name="L37">
        <text:list-item>
          <text:p text:style-name="P78">Buy car for $30,000 </text:p>
        </text:list-item>
        <text:list-item>
          <text:p text:style-name="P78">Pay $500/month for 5 years </text:p>
        </text:list-item>
        <text:list-item>
          <text:p text:style-name="P79">Total: $30,000 + interest </text:p>
        </text:list-item>
      </text:list>
      <text:p text:style-name="P4"><text:span text:style-name="Strong_20_Emphasis">HR Loan (With Uber Income):</text:span></text:p>
      <text:list text:style-name="L38">
        <text:list-item>
          <text:p text:style-name="P80">Buy HR for $25,000 </text:p>
        </text:list-item>
        <text:list-item>
          <text:p text:style-name="P80">HR earns $4,333/month as Uber driver </text:p>
        </text:list-item>
        <text:list-item>
          <text:p text:style-name="P80">Loan payment: $500/month </text:p>
        </text:list-item>
        <text:list-item>
          <text:p text:style-name="P81"><text:span text:style-name="Strong_20_Emphasis">Net income to you: $3,833/month PROFIT</text:span> </text:p>
        </text:list-item>
      </text:list>
      <text:p text:style-name="P4"><text:span text:style-name="Strong_20_Emphasis">You're getting PAID to buy the robot.</text:span></text:p>
      <text:p text:style-name="P3"/>
      <text:h text:style-name="P5" text:outline-level="3"><text:soft-page-break/>The Three Pricing Tiers:</text:h>
      <text:p text:style-name="P4"><text:span text:style-name="Strong_20_Emphasis">Tier 1: Full Purchase ($25,000)</text:span></text:p>
      <text:list text:style-name="L39">
        <text:list-item>
          <text:p text:style-name="P82">You buy HR outright </text:p>
        </text:list-item>
        <text:list-item>
          <text:p text:style-name="P82">Keep 100% of Uber earnings </text:p>
        </text:list-item>
        <text:list-item>
          <text:p text:style-name="P83"><text:span text:style-name="Strong_20_Emphasis">Payback: 6 months</text:span>, then $52,000/year profit forever </text:p>
        </text:list-item>
      </text:list>
      <text:p text:style-name="P4"><text:span text:style-name="Strong_20_Emphasis">Tier 2: Financed (50/50 Split)</text:span></text:p>
      <text:list text:style-name="L40">
        <text:list-item>
          <text:p text:style-name="P84">We finance HR purchase ($0 down) </text:p>
        </text:list-item>
        <text:list-item>
          <text:p text:style-name="P84">Uber earnings split 50/50 (you get $26,000/year, we get $26,000/year) </text:p>
        </text:list-item>
        <text:list-item>
          <text:p text:style-name="P84">After 1 year, HR is paid off </text:p>
        </text:list-item>
        <text:list-item>
          <text:p text:style-name="P85"><text:span text:style-name="Strong_20_Emphasis">Then you keep 100% of earnings</text:span> ($52,000/year) </text:p>
        </text:list-item>
      </text:list>
      <text:p text:style-name="P4"><text:span text:style-name="Strong_20_Emphasis">Tier 3: Subscription ($0 Down, Keep 70%)</text:span></text:p>
      <text:list text:style-name="L41">
        <text:list-item>
          <text:p text:style-name="P86">You pay $0 upfront </text:p>
        </text:list-item>
        <text:list-item>
          <text:p text:style-name="P86">We own HR, you use it </text:p>
        </text:list-item>
        <text:list-item>
          <text:p text:style-name="P86">Uber earnings: You keep 70% ($36,400/year), we keep 30% ($15,600/year) </text:p>
        </text:list-item>
        <text:list-item>
          <text:p text:style-name="P86"><text:span text:style-name="Strong_20_Emphasis">You make $36,400/year with $0 invested</text:span> </text:p>
        </text:list-item>
        <text:list-item>
          <text:p text:style-name="P87">Cancel anytime (we take HR back) </text:p>
        </text:list-item>
      </text:list>
      <text:p text:style-name="P3"/>
      <text:h text:style-name="P5" text:outline-level="3">Why This Is REVOLUTIONARY:</text:h>
      <text:p text:style-name="P4"><text:span text:style-name="Strong_20_Emphasis">Problem with robots:</text:span> Expensive ($25,000), hard to justify purchase</text:p>
      <text:p text:style-name="P4"><text:span text:style-name="Strong_20_Emphasis">Solution:</text:span> Robot MAKES MONEY for you, pays for itself</text:p>
      <text:p text:style-name="P4"><text:span text:style-name="Strong_20_Emphasis">Result:</text:span> Mass adoption (everyone wants a robot that makes them $27K-52K/year)</text:p>
      <text:p text:style-name="P3"/>
      <text:h text:style-name="P5" text:outline-level="3">The Marketing:</text:h>
      <text:p text:style-name="P4"><text:span text:style-name="Strong_20_Emphasis">Headline:</text:span> "The Robot That Pays YOU $52,000 Per Year"</text:p>
      <text:p text:style-name="P4"><text:span text:style-name="Strong_20_Emphasis">Sub-headline:</text:span> "Buy an HR Driver for $25,000. It pays for itself in 6 months. Then it's pure profit."</text:p>
      <text:p text:style-name="P4"><text:span text:style-name="Strong_20_Emphasis">Pitch:</text:span> "Imagine buying something for $25,000 that makes you $52,000 per year in passive income.</text:p>
      <text:p text:style-name="P4">That's not an investment. That's a money printer.</text:p>
      <text:p text:style-name="P4">Your HR drives you to work in the morning. Then it becomes an Uber driver while you're at the office. It picks up passengers all day, making $25/hour.</text:p>
      <text:p text:style-name="P4">At 6pm, you text it: 'Pick me up.' It arrives in 10 minutes and drives you home.</text:p>
      <text:p text:style-name="P4">At the end of the year, your HR made $52,000. Your purchase price was $25,000.</text:p>
      <text:p text:style-name="P4"><text:span text:style-name="Strong_20_Emphasis">You just made $27,000 profit. And you still own the HR.</text:span></text:p>
      <text:p text:style-name="P4">Next year? $52,000 profit. Year after? $52,000 profit.</text:p>
      <text:p text:style-name="P4"><text:span text:style-name="Strong_20_Emphasis">This isn't a cost. It's a passive income stream.</text:span></text:p>
      <text:p text:style-name="P4">Most people spend $30,000 on a car that COSTS them money (gas, insurance, maintenance).</text:p>
      <text:p text:style-name="P4">HR costs $25,000 and MAKES you $52,000 per year.</text:p>
      <text:p text:style-name="P4"><text:span text:style-name="Strong_20_Emphasis">Which one sounds smarter?</text:span>"</text:p>
      <text:p text:style-name="P3"/>
      <text:h text:style-name="P5" text:outline-level="3">The Regulatory Advantage:</text:h>
      <text:p text:style-name="P4"><text:span text:style-name="Strong_20_Emphasis">Problem with self-driving cars:</text:span></text:p>
      <text:list text:style-name="L42">
        <text:list-item>
          <text:p text:style-name="P88">Fully autonomous cars face regulatory hurdles (safety concerns) </text:p>
        </text:list-item>
        <text:list-item>
          <text:p text:style-name="P88">Empty cars on roads = liability questions </text:p>
        </text:list-item>
        <text:list-item>
          <text:p text:style-name="P89">Who's responsible if accident? </text:p>
        </text:list-item>
      </text:list>
      <text:p text:style-name="P4"><text:span text:style-name="Strong_20_Emphasis">HR Driver advantage:</text:span></text:p>
      <text:list text:style-name="L43">
        <text:list-item>
          <text:p text:style-name="P90">HR is "driver" - present in vehicle (legally, someone's driving) </text:p>
        </text:list-item>
        <text:list-item>
          <text:p text:style-name="P90">Not "autonomous vehicle" legally - it's "robot driver" </text:p>
        </text:list-item>
        <text:list-item>
          <text:p text:style-name="P90">Existing insurance/liability frameworks apply </text:p>
        </text:list-item>
        <text:list-item>
          <text:p text:style-name="P91"><text:span text:style-name="Strong_20_Emphasis">Easier regulatory path</text:span> (it's a driver, not a driverless car) </text:p>
        </text:list-item>
      </text:list>
      <text:p text:style-name="P4"><text:span text:style-name="Strong_20_Emphasis">This is HUGE:</text:span></text:p>
      <text:list text:style-name="L44">
        <text:list-item>
          <text:p text:style-name="P92">Tesla/Waymo fight regulations for years </text:p>
        </text:list-item>
        <text:list-item>
          <text:p text:style-name="P92">We sidestep most regulations (HR is legally the driver) </text:p>
        </text:list-item>
        <text:list-item>
          <text:p text:style-name="P93">Faster to market = competitive advantage </text:p>
        </text:list-item>
      </text:list>
      <text:p text:style-name="P3"><text:soft-page-break/></text:p>
      <text:h text:style-name="P5" text:outline-level="3">The Compounding Effect:</text:h>
      <text:p text:style-name="P4"><text:span text:style-name="Strong_20_Emphasis">Year 1:</text:span></text:p>
      <text:list text:style-name="L45">
        <text:list-item>
          <text:p text:style-name="P94">1,000 HR Drivers deployed </text:p>
        </text:list-item>
        <text:list-item>
          <text:p text:style-name="P94">Each works 40 hours/week as Uber </text:p>
        </text:list-item>
        <text:list-item>
          <text:p text:style-name="P94">Total hours: 1,000 × 40 × 52 = 2 million hours/year </text:p>
        </text:list-item>
        <text:list-item>
          <text:p text:style-name="P94">At $25/hour = <text:span text:style-name="Strong_20_Emphasis">$50 million gross revenue</text:span> </text:p>
        </text:list-item>
        <text:list-item>
          <text:p text:style-name="P95">Our cut (30% subscription model): <text:span text:style-name="Strong_20_Emphasis">$15 million</text:span> </text:p>
        </text:list-item>
      </text:list>
      <text:p text:style-name="P4"><text:span text:style-name="Strong_20_Emphasis">Year 5:</text:span></text:p>
      <text:list text:style-name="L46">
        <text:list-item>
          <text:p text:style-name="P96">100,000 HR Drivers deployed </text:p>
        </text:list-item>
        <text:list-item>
          <text:p text:style-name="P96">100,000 × 40 × 52 = 208 million hours/year </text:p>
        </text:list-item>
        <text:list-item>
          <text:p text:style-name="P96">At $25/hour = <text:span text:style-name="Strong_20_Emphasis">$5.2 billion gross revenue</text:span> </text:p>
        </text:list-item>
        <text:list-item>
          <text:p text:style-name="P97">Our cut (30%): <text:span text:style-name="Strong_20_Emphasis">$1.56 billion annual revenue</text:span> </text:p>
        </text:list-item>
      </text:list>
      <text:p text:style-name="P4"><text:span text:style-name="Strong_20_Emphasis">Year 10:</text:span></text:p>
      <text:list text:style-name="L47">
        <text:list-item>
          <text:p text:style-name="P98">1 million HR Drivers deployed </text:p>
        </text:list-item>
        <text:list-item>
          <text:p text:style-name="P98">1M × 40 × 52 = 2 billion hours/year </text:p>
        </text:list-item>
        <text:list-item>
          <text:p text:style-name="P98">At $25/hour = <text:span text:style-name="Strong_20_Emphasis">$52 billion gross revenue</text:span> </text:p>
        </text:list-item>
        <text:list-item>
          <text:p text:style-name="P99">Our cut (30%): <text:span text:style-name="Strong_20_Emphasis">$15.6 billion annual revenue</text:span> </text:p>
        </text:list-item>
      </text:list>
      <text:p text:style-name="P4"><text:span text:style-name="Strong_20_Emphasis">This isn't RoboChef revenue. This is JUST from Uber driving.</text:span></text:p>
      <text:p text:style-name="P4"><text:span text:style-name="Strong_20_Emphasis">Plus:</text:span></text:p>
      <text:list text:style-name="L48">
        <text:list-item>
          <text:p text:style-name="P100">HR sales revenue </text:p>
        </text:list-item>
        <text:list-item>
          <text:p text:style-name="P100">RoboChef marketplace fees </text:p>
        </text:list-item>
        <text:list-item>
          <text:p text:style-name="P100">Other applications </text:p>
        </text:list-item>
        <text:list-item>
          <text:p text:style-name="P101"><text:span text:style-name="Strong_20_Emphasis">Total: $30-50 billion annual revenue at scale</text:span> </text:p>
        </text:list-item>
      </text:list>
      <text:p text:style-name="P3"/>
      <text:h text:style-name="P5" text:outline-level="3">Why Owners Will Love This:</text:h>
      <text:p text:style-name="P4"><text:span text:style-name="Strong_20_Emphasis">Traditional car ownership:</text:span></text:p>
      <text:list text:style-name="L49">
        <text:list-item>
          <text:p text:style-name="P102">Buy car: $30,000 </text:p>
        </text:list-item>
        <text:list-item>
          <text:p text:style-name="P102">Sits idle 23 hours/day (waste) </text:p>
        </text:list-item>
        <text:list-item>
          <text:p text:style-name="P102">Costs money (gas, insurance, maintenance) </text:p>
        </text:list-item>
        <text:list-item>
          <text:p text:style-name="P103">Depreciates (worth $10,000 after 5 years) </text:p>
        </text:list-item>
      </text:list>
      <text:p text:style-name="P4"><text:span text:style-name="Strong_20_Emphasis">HR ownership:</text:span></text:p>
      <text:list text:style-name="L50">
        <text:list-item>
          <text:p text:style-name="P104">Buy HR: $25,000 </text:p>
        </text:list-item>
        <text:list-item>
          <text:p text:style-name="P104">Works 8 hours/day making money </text:p>
        </text:list-item>
        <text:list-item>
          <text:p text:style-name="P104">MAKES you money ($52,000/year) </text:p>
        </text:list-item>
        <text:list-item>
          <text:p text:style-name="P105">Technology improves over time (software updates = appreciates) </text:p>
        </text:list-item>
      </text:list>
      <text:p text:style-name="P4"><text:span text:style-name="Strong_20_Emphasis">It's not even close. HR is infinitely better investment.</text:span></text:p>
      <text:p text:style-name="P3"/>
      <text:h text:style-name="P5" text:outline-level="3">The Network Effects:</text:h>
      <text:p text:style-name="P4"><text:span text:style-name="Strong_20_Emphasis">More HR Drivers on road:</text:span></text:p>
      <text:list text:style-name="L51">
        <text:list-item>
          <text:p text:style-name="P106">Shorter wait times for Uber passengers </text:p>
        </text:list-item>
        <text:list-item>
          <text:p text:style-name="P106">Better coverage in suburbs (where Uber is sparse) </text:p>
        </text:list-item>
        <text:list-item>
          <text:p text:style-name="P106">Lower prices (more supply of drivers) </text:p>
        </text:list-item>
        <text:list-item>
          <text:p text:style-name="P107"><text:span text:style-name="Strong_20_Emphasis">Better service = more passengers = more earnings per HR</text:span> </text:p>
        </text:list-item>
      </text:list>
      <text:p text:style-name="P4"><text:span text:style-name="Strong_20_Emphasis">Plus:</text:span></text:p>
      <text:list text:style-name="L52">
        <text:list-item>
          <text:p text:style-name="P108">HR never drunk, never tired, never rude </text:p>
        </text:list-item>
        <text:list-item>
          <text:p text:style-name="P108">Perfect driving record (safer) </text:p>
        </text:list-item>
        <text:list-item>
          <text:p text:style-name="P108">Consistent 5-star ratings </text:p>
        </text:list-item>
        <text:list-item>
          <text:p text:style-name="P109"><text:span text:style-name="Strong_20_Emphasis">Preferred drivers on Uber platform</text:span> </text:p>
        </text:list-item>
      </text:list>
      <text:p text:style-name="P4"><text:span text:style-name="Strong_20_Emphasis">Uber might PREFER HR drivers over human drivers:</text:span></text:p>
      <text:list text:style-name="L53">
        <text:list-item>
          <text:p text:style-name="P110">Safer (fewer accidents = lower insurance costs) </text:p>
        </text:list-item>
        <text:list-item>
          <text:p text:style-name="P110">More reliable (never call in sick) </text:p>
        </text:list-item>
        <text:list-item>
          <text:p text:style-name="P110">Better ratings (consistent service) </text:p>
        </text:list-item>
        <text:list-item>
          <text:p text:style-name="P111"><text:span text:style-name="Strong_20_Emphasis">Volume incentives</text:span> (Uber gives bonuses for high volume) </text:p>
        </text:list-item>
      </text:list>
      <text:p text:style-name="P3"/>
      <text:h text:style-name="P5" text:outline-level="3"><text:soft-page-break/>The Expansion Beyond Uber:</text:h>
      <text:p text:style-name="P4"><text:span text:style-name="Strong_20_Emphasis">Once HR-as-driver proven:</text:span></text:p>
      <text:p text:style-name="P4"><text:span text:style-name="Strong_20_Emphasis">DoorDash Delivery:</text:span></text:p>
      <text:list text:style-name="L54">
        <text:list-item>
          <text:p text:style-name="P112">HR delivers food all day </text:p>
        </text:list-item>
        <text:list-item>
          <text:p text:style-name="P112">Earnings: $20-30/hour </text:p>
        </text:list-item>
        <text:list-item>
          <text:p text:style-name="P113">Same model (HR pays for itself) </text:p>
        </text:list-item>
      </text:list>
      <text:p text:style-name="P4"><text:span text:style-name="Strong_20_Emphasis">Amazon Delivery:</text:span></text:p>
      <text:list text:style-name="L55">
        <text:list-item>
          <text:p text:style-name="P114">HR delivers packages </text:p>
        </text:list-item>
        <text:list-item>
          <text:p text:style-name="P114">Earnings: $25/hour </text:p>
        </text:list-item>
        <text:list-item>
          <text:p text:style-name="P115">Amazon partnerships </text:p>
        </text:list-item>
      </text:list>
      <text:p text:style-name="P4"><text:span text:style-name="Strong_20_Emphasis">Mobile Services:</text:span></text:p>
      <text:list text:style-name="L56">
        <text:list-item>
          <text:p text:style-name="P116">HR as mobile dog groomer (drives to clients) </text:p>
        </text:list-item>
        <text:list-item>
          <text:p text:style-name="P116">HR as mobile car detailer (drives to parking lots) </text:p>
        </text:list-item>
        <text:list-item>
          <text:p text:style-name="P117">HR as mobile repair (plumber, electrician goes in van) </text:p>
        </text:list-item>
      </text:list>
      <text:p text:style-name="P4"><text:span text:style-name="Strong_20_Emphasis">The gig economy is $300 billion.</text:span></text:p>
      <text:p text:style-name="P4"><text:span text:style-name="Strong_20_Emphasis">HR captures ALL of it.</text:span></text:p>
      <text:p text:style-name="P3"/>
      <text:h text:style-name="P2" text:outline-level="2">COMBINING ALL THREE IDEAS:</text:h>
      <text:p text:style-name="P4"><text:span text:style-name="Strong_20_Emphasis">PHASE 1: Israeli Division Gets Catchy Name</text:span></text:p>
      <text:list text:style-name="L57">
        <text:list-item>
          <text:p text:style-name="P118">Rename to "Avatar Robotics" or "Golem Technologies" </text:p>
        </text:list-item>
        <text:list-item>
          <text:p text:style-name="P118">Establish Israeli brand identity </text:p>
        </text:list-item>
        <text:list-item>
          <text:p text:style-name="P119">Prepare for partnerships </text:p>
        </text:list-item>
      </text:list>
      <text:p text:style-name="P4"><text:span text:style-name="Strong_20_Emphasis">PHASE 2: Approach Mobileye</text:span></text:p>
      <text:list text:style-name="L58">
        <text:list-item>
          <text:p text:style-name="P120">Year 2-3: When HOS working </text:p>
        </text:list-item>
        <text:list-item>
          <text:p text:style-name="P120">Propose consulting arrangement (low commitment) </text:p>
        </text:list-item>
        <text:list-item>
          <text:p text:style-name="P121">Integrate their driving tech into HR Driver </text:p>
        </text:list-item>
      </text:list>
      <text:p text:style-name="P4"><text:span text:style-name="Strong_20_Emphasis">PHASE 3: Launch HR-as-Uber Model</text:span></text:p>
      <text:list text:style-name="L59">
        <text:list-item>
          <text:p text:style-name="P122">Year 3-4: HR Driver ready </text:p>
        </text:list-item>
        <text:list-item>
          <text:p text:style-name="P122">Launch revolutionary financing: "Robot pays for itself" </text:p>
        </text:list-item>
        <text:list-item>
          <text:p text:style-name="P123"><text:span text:style-name="Strong_20_Emphasis">Mass adoption</text:span> (everyone wants robot that makes $52K/year) </text:p>
        </text:list-item>
      </text:list>
      <text:p text:style-name="P4"><text:span text:style-name="Strong_20_Emphasis">PHASE 4: Scale Explosively</text:span></text:p>
      <text:list text:style-name="L60">
        <text:list-item>
          <text:p text:style-name="P124">Year 4-5: 100,000 HR Drivers on road </text:p>
        </text:list-item>
        <text:list-item>
          <text:p text:style-name="P124">$1.56 billion annual revenue from Uber alone </text:p>
        </text:list-item>
        <text:list-item>
          <text:p text:style-name="P124">Plus RoboChef, plus sales, plus other apps </text:p>
        </text:list-item>
        <text:list-item>
          <text:p text:style-name="P125"><text:span text:style-name="Strong_20_Emphasis">Company worth $20-50 billion</text:span> </text:p>
        </text:list-item>
      </text:list>
      <text:p text:style-name="P4"><text:span text:style-name="Strong_20_Emphasis">PHASE 5: Strategic Exit</text:span></text:p>
      <text:list text:style-name="L61">
        <text:list-item>
          <text:p text:style-name="P126">Year 5-7: NVIDIA or Mobileye/Intel acquires </text:p>
        </text:list-item>
        <text:list-item>
          <text:p text:style-name="P126">OR: IPO at $50+ billion valuation </text:p>
        </text:list-item>
        <text:list-item>
          <text:p text:style-name="P127">Early investors: 600-1,000x returns </text:p>
        </text:list-item>
      </text:list>
      <text:p text:style-name="P3"/>
      <text:h text:style-name="P2" text:outline-level="2">WHY THIS CHANGES EVERYTHING:</text:h>
      <text:p text:style-name="P4"><text:span text:style-name="Strong_20_Emphasis">Before:</text:span> "Buy an expensive robot that cooks and cleans" → Hard sell (luxury purchase, not everyone needs it)</text:p>
      <text:p text:style-name="P4"><text:span text:style-name="Strong_20_Emphasis">After:</text:span> "Buy a robot that makes you $52,000 per year in passive income" → <text:span text:style-name="Strong_20_Emphasis">EVERYONE wants this</text:span> (it's a money-making machine)</text:p>
      <text:p text:style-name="P4"><text:span text:style-name="Strong_20_Emphasis">The psychology shift:</text:span></text:p>
      <text:list text:style-name="L62">
        <text:list-item>
          <text:p text:style-name="P128">Not a cost, it's an investment </text:p>
        </text:list-item>
        <text:list-item>
          <text:p text:style-name="P128">Not a luxury, it's a necessity </text:p>
        </text:list-item>
        <text:list-item>
          <text:p text:style-name="P129">Not for rich people, it's for EVERYONE (especially middle class who needs extra income) </text:p>
        </text:list-item>
      </text:list>
      <text:p text:style-name="P4"><text:span text:style-name="Strong_20_Emphasis">Mass market adoption = platform dominance = we win.</text:span></text:p>
      <text:p text:style-name="P3"/>
      <text:h text:style-name="P2" text:outline-level="2"><text:soft-page-break/>ADD TO PITCH MATERIALS:</text:h>
      <text:h text:style-name="P5" text:outline-level="3">For VCs:</text:h>
      <text:p text:style-name="P4"><text:span text:style-name="Strong_20_Emphasis">"Plus, HR pays for itself:"</text:span></text:p>
      <text:p text:style-name="P4">When you're not using your HR (8 hours/day at work), it becomes an Uber driver.</text:p>
      <text:p text:style-name="P4">Earnings: $52,000/year<text:line-break/>Purchase price: $25,000<text:line-break/><text:span text:style-name="Strong_20_Emphasis">Payback: 6 months</text:span>, then pure profit.</text:p>
      <text:p text:style-name="P4">This isn't a cost to consumers. <text:span text:style-name="Strong_20_Emphasis">It's a passive income stream.</text:span></text:p>
      <text:p text:style-name="P4">How many $25,000 purchases make you $52,000/year in passive income?</text:p>
      <text:p text:style-name="P4"><text:span text:style-name="Strong_20_Emphasis">This drives mass adoption.</text:span></text:p>
      <text:p text:style-name="P4">When everyone wants HR (because it makes them money), our platform becomes the standard.</text:p>
      <text:p text:style-name="P4"><text:span text:style-name="Strong_20_Emphasis">NVIDIA will want to own the platform that enables this.</text:span></text:p>
      <text:p text:style-name="P3"/>
      <text:p text:style-name="P4"><text:span text:style-name="Strong_20_Emphasis">THESE THREE IDEAS TOGETHER = GAME-CHANGER.</text:span> 🚀</text:p>
      <text:list text:style-name="L63">
        <text:list-item>
          <text:p text:style-name="P130"><text:span text:style-name="Strong_20_Emphasis">Catchy name</text:span> (Avatar/Golem) = Brand recognition </text:p>
        </text:list-item>
        <text:list-item>
          <text:p text:style-name="P130"><text:span text:style-name="Strong_20_Emphasis">Mobileye partnership</text:span> = Best-in-class driving tech </text:p>
        </text:list-item>
        <text:list-item>
          <text:p text:style-name="P131"><text:span text:style-name="Strong_20_Emphasis">HR-as-Uber model</text:span> = Mass adoption driver </text:p>
        </text:list-item>
      </text:list>
      <text:p text:style-name="P4"><text:span text:style-name="Strong_20_Emphasis">This is the path to $50B+ valuation.</text:span> 💰</text:p>
      <text:p text:style-name="P1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0:22:25.077988400</meta:creation-date>
    <dc:date>2025-11-26T10:23:29.059392300</dc:date>
    <meta:editing-duration>PT1M5S</meta:editing-duration>
    <meta:editing-cycles>1</meta:editing-cycles>
    <meta:document-statistic meta:table-count="0" meta:image-count="0" meta:object-count="0" meta:page-count="8" meta:paragraph-count="368" meta:word-count="2418" meta:character-count="14469" meta:non-whitespace-character-count="12419"/>
    <meta:generator>LibreOffice/25.8.2.2$Windows_X86_64 LibreOffice_project/d401f2107ccab8f924a8e2df40f573aab7605b6f</meta:generator>
  </office:meta>
</office:document-meta>
</file>